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13.533cm" fo:margin-left="-0.191cm" style:page-number="auto" table:align="left" style:writing-mode="lr-tb"/>
    </style:style>
    <style:style style:name="Table1.A" style:family="table-column">
      <style:table-column-properties style:column-width="13.533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left="0.088cm solid #4f81bd" fo:border-right="none" fo:border-top="none" fo:border-bottom="none"/>
    </style:style>
    <style:style style:name="Table2" style:family="table">
      <style:table-properties style:width="13.533cm" fo:margin-left="-0.191cm" table:align="left" style:writing-mode="lr-tb"/>
    </style:style>
    <style:style style:name="Table2.A" style:family="table-column">
      <style:table-column-properties style:column-width="13.533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none"/>
    </style:style>
    <style:style style:name="P1" style:family="paragraph" style:parent-style-name="No_20_Spacing">
      <style:text-properties fo:color="#4f81bd"/>
    </style:style>
    <style:style style:name="P2" style:family="paragraph" style:parent-style-name="No_20_Spacing">
      <style:text-properties fo:color="#4f81bd" style:font-name="Cambria" fo:font-size="40pt" style:font-size-asian="40pt" style:font-size-complex="40pt"/>
    </style:style>
    <style:style style:name="P3" style:family="paragraph" style:parent-style-name="No_20_Spacing">
      <style:text-properties style:font-name="Cambria"/>
    </style:style>
    <style:style style:name="P4" style:family="paragraph" style:parent-style-name="List_20_Paragraph">
      <style:paragraph-properties fo:margin-left="0.635cm" fo:margin-right="0cm" fo:text-indent="0cm" style:auto-text-indent="false"/>
    </style:style>
    <style:style style:name="P5" style:family="paragraph" style:parent-style-name="List_20_Paragraph">
      <style:paragraph-properties fo:margin-left="0.635cm" fo:margin-right="0cm" fo:text-indent="0cm" style:auto-text-indent="false"/>
      <style:text-properties fo:font-size="12pt" style:font-size-asian="12pt" style:font-size-complex="12pt"/>
    </style:style>
    <style:style style:name="P6" style:family="paragraph" style:parent-style-name="List_20_Paragraph">
      <style:paragraph-properties fo:margin-left="1.905cm" fo:margin-right="0cm" fo:text-indent="0cm" style:auto-text-indent="false"/>
      <style:text-properties fo:font-size="12pt" style:font-size-asian="12pt" style:font-size-complex="12pt"/>
    </style:style>
    <style:style style:name="P7" style:family="paragraph" style:parent-style-name="List_20_Paragraph">
      <style:paragraph-properties fo:margin-left="1.905cm" fo:margin-right="0cm" fo:text-indent="0cm" style:auto-text-indent="false"/>
      <style:text-properties fo:font-size="12pt" style:text-underline-style="solid" style:text-underline-width="auto" style:text-underline-color="font-color" fo:font-weight="bold" style:font-size-asian="12pt" style:font-weight-asian="bold" style:font-size-complex="12pt"/>
    </style:style>
    <style:style style:name="P8" style:family="paragraph" style:parent-style-name="Standard">
      <style:paragraph-properties fo:margin-left="1.905cm" fo:margin-right="0cm" fo:text-indent="0cm" style:auto-text-indent="false"/>
      <style:text-properties fo:font-size="12pt" style:font-size-asian="12pt" style:font-size-complex="12pt"/>
    </style:style>
    <style:style style:name="P9" style:family="paragraph" style:parent-style-name="Standard">
      <style:paragraph-properties fo:margin-left="1.905cm" fo:margin-right="0cm" fo:text-indent="0cm" style:auto-text-indent="false"/>
      <style:text-properties fo:font-size="12pt" style:text-underline-style="solid" style:text-underline-width="auto" style:text-underline-color="font-color" fo:font-weight="bold" style:font-size-asian="12pt" style:font-weight-asian="bold" style:font-size-complex="12pt"/>
    </style:style>
    <style:style style:name="P10" style:family="paragraph" style:parent-style-name="List_20_Paragraph">
      <style:paragraph-properties fo:margin-left="2.54cm" fo:margin-right="0cm" fo:text-indent="0cm" style:auto-text-indent="false"/>
    </style:style>
    <style:style style:name="P11" style:family="paragraph" style:parent-style-name="List_20_Paragraph">
      <style:paragraph-properties fo:margin-left="2.54cm" fo:margin-right="0cm" fo:text-indent="0cm" style:auto-text-indent="false"/>
      <style:text-properties fo:font-size="12pt" style:font-size-asian="12pt" style:font-size-complex="12pt"/>
    </style:style>
    <style:style style:name="P12" style:family="paragraph" style:parent-style-name="List_20_Paragraph">
      <style:paragraph-properties fo:margin-left="2.54cm" fo:margin-right="0cm" fo:text-indent="0cm" style:auto-text-indent="false"/>
      <style:text-properties fo:font-size="12pt" fo:font-weight="bold" style:font-size-asian="12pt" style:font-weight-asian="bold"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margin-left="1.27cm" fo:margin-right="0cm" fo:text-indent="0cm" style:auto-text-indent="false"/>
      <style:text-properties fo:font-size="12pt" style:font-size-asian="12pt" style:font-size-complex="12pt"/>
    </style:style>
    <style:style style:name="P15" style:family="paragraph" style:parent-style-name="Standard">
      <style:paragraph-properties fo:margin-left="1.27cm" fo:margin-right="0cm" fo:text-indent="0cm" style:auto-text-indent="false"/>
      <style:text-properties fo:font-size="12pt" style:text-underline-style="solid" style:text-underline-width="auto" style:text-underline-color="font-color" fo:font-weight="bold" style:font-size-asian="12pt" style:font-weight-asian="bold" style:font-size-complex="12pt"/>
    </style:style>
    <style:style style:name="P16" style:family="paragraph" style:parent-style-name="List_20_Paragraph">
      <style:text-properties fo:font-size="12pt" style:font-size-asian="12pt" style:font-size-complex="12pt"/>
    </style:style>
    <style:style style:name="P17" style:family="paragraph" style:parent-style-name="List_20_Paragraph">
      <style:text-properties fo:font-size="12pt" fo:font-weight="bold" style:font-size-asian="12pt" style:font-weight-asian="bold" style:font-size-complex="12pt"/>
    </style:style>
    <style:style style:name="P18" style:family="paragraph" style:parent-style-name="List_20_Paragraph" style:list-style-name="WWNum1">
      <style:text-properties fo:font-size="16pt" fo:font-weight="bold" style:font-size-asian="16pt" style:font-weight-asian="bold" style:font-size-complex="16pt"/>
    </style:style>
    <style:style style:name="P19" style:family="paragraph" style:parent-style-name="List_20_Paragraph" style:list-style-name="WWNum9">
      <style:text-properties fo:font-size="12pt" style:font-size-asian="12pt" style:font-size-complex="12pt"/>
    </style:style>
    <style:style style:name="P20" style:family="paragraph" style:parent-style-name="List_20_Paragraph" style:list-style-name="WWNum3">
      <style:text-properties fo:font-size="12pt" style:font-size-asian="12pt" style:font-size-complex="12pt"/>
    </style:style>
    <style:style style:name="P21" style:family="paragraph" style:parent-style-name="List_20_Paragraph" style:list-style-name="WWNum4">
      <style:text-properties fo:font-size="12pt" style:font-size-asian="12pt" style:font-size-complex="12pt"/>
    </style:style>
    <style:style style:name="P22" style:family="paragraph" style:parent-style-name="List_20_Paragraph" style:list-style-name="WWNum5">
      <style:text-properties fo:font-size="12pt" style:font-size-asian="12pt" style:font-size-complex="12pt"/>
    </style:style>
    <style:style style:name="P23" style:family="paragraph" style:parent-style-name="List_20_Paragraph" style:list-style-name="WWNum6">
      <style:text-properties fo:font-size="12pt" fo:font-weight="bold" style:font-size-asian="12pt" style:font-weight-asian="bold" style:font-size-complex="12pt"/>
    </style:style>
    <style:style style:name="P24" style:family="paragraph" style:parent-style-name="List_20_Paragraph" style:list-style-name="WWNum7">
      <style:text-properties fo:font-size="12pt" fo:font-weight="bold" style:font-size-asian="12pt" style:font-weight-asian="bold" style:font-size-complex="12pt"/>
    </style:style>
    <style:style style:name="P25" style:family="paragraph" style:parent-style-name="List_20_Paragraph" style:list-style-name="WWNum8">
      <style:text-properties fo:font-size="12pt" fo:font-weight="bold" style:font-size-asian="12pt" style:font-weight-asian="bold" style:font-size-complex="12pt"/>
    </style:style>
    <style:style style:name="P26" style:family="paragraph" style:parent-style-name="List_20_Paragraph" style:list-style-name="WWNum1">
      <style:text-properties fo:font-size="14pt" fo:font-weight="bold" style:font-size-asian="14pt" style:font-weight-asian="bold" style:font-size-complex="14pt"/>
    </style:style>
    <style:style style:name="P27" style:family="paragraph" style:parent-style-name="List_20_Paragraph" style:list-style-name="WWNum2"/>
    <style:style style:name="P28" style:family="paragraph" style:parent-style-name="List_20_Paragraph" style:list-style-name="WWNum1">
      <style:paragraph-properties fo:break-before="page"/>
      <style:text-properties fo:font-size="16pt" fo:font-weight="bold" style:font-size-asian="16pt" style:font-weight-asian="bold" style:font-size-complex="16pt"/>
    </style:style>
    <style:style style:name="P29" style:family="paragraph" style:parent-style-name="List_20_Paragraph">
      <style:paragraph-properties fo:margin-left="1.905cm" fo:margin-right="0cm" fo:orphans="2" fo:widows="2" fo:text-indent="0cm" style:auto-text-indent="false" style:writing-mode="lr-tb"/>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fo:font-weight="bold" style:font-size-asian="12pt" style:font-weight-asian="bold" style:font-size-complex="12pt"/>
    </style:style>
    <style:style style:name="T3" style:family="text">
      <style:text-properties fo:font-size="12pt"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3">LES</text:p>
          </table:table-cell>
        </table:table-row>
        <table:table-row table:style-name="Table1.1">
          <table:table-cell table:style-name="Table1.A1" office:value-type="string">
            <text:p text:style-name="P2">PROJECT LES</text:p>
          </table:table-cell>
        </table:table-row>
        <table:table-row table:style-name="Table1.1">
          <table:table-cell table:style-name="Table1.A1" office:value-type="string">
            <text:p text:style-name="P3">V1</text:p>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1">AN</text:p>
            <text:p text:style-name="P1">7/19/2014</text:p>
            <text:p text:style-name="P1"/>
          </table:table-cell>
        </table:table-row>
      </table:table>
      <text:p text:style-name="Standard"/>
      <text:p text:style-name="Standard"/>
      <text:list xml:id="list370558286302383014" text:style-name="WWNum1">
        <text:list-item>
          <text:p text:style-name="P28">Background</text:p>
        </text:list-item>
        <text:list-item>
          <text:p text:style-name="P18">Objective</text:p>
        </text:list-item>
        <text:list-item>
          <text:p text:style-name="P18">Types of Users</text:p>
        </text:list-item>
      </text:list>
      <text:p text:style-name="P5">The following are the types of users;</text:p>
      <text:list xml:id="list4158540118552396340" text:style-name="WWNum9">
        <text:list-item>
          <text:p text:style-name="P19">Customer Representative(From the shipping service provider)</text:p>
        </text:list-item>
        <text:list-item>
          <text:p text:style-name="P19">Logistics Manager(From the Shipping service Provider)</text:p>
        </text:list-item>
        <text:list-item>
          <text:p text:style-name="P19">LES internal Admin</text:p>
        </text:list-item>
      </text:list>
      <text:list xml:id="list780368918" text:continue-list="list370558286302383014" text:style-name="WWNum1">
        <text:list-item>
          <text:p text:style-name="P18">Customer <text:bookmark-start text:name="__DdeLink__391_1716608819"/>Representative<text:bookmark-end text:name="__DdeLink__391_1716608819"/></text:p>
        </text:list-item>
      </text:list>
      <text:p text:style-name="P5">The Customer Rep. will have the following tabs(New shipment,Update Shipment status, Delivery/Collection,Reports,Track shipment</text:p>
      <text:p text:style-name="P5"/>
      <text:list xml:id="list1277866792" text:continue-numbering="true" text:style-name="WWNum1">
        <text:list-item>
          <text:list>
            <text:list-item>
              <text:p text:style-name="P26"><text:s/>New Shipment</text:p>
            </text:list-item>
          </text:list>
        </text:list-item>
      </text:list>
      <text:p text:style-name="P6">This is where user will Key in new shipment from customer.</text:p>
      <text:p text:style-name="P6"/>
      <text:p text:style-name="P7">Process:</text:p>
      <text:p text:style-name="P6">1. When the Customer Rep clicks on the new Shipment page, they will be presented with page where they will be able to key in details of the shipment.(form)</text:p>
      <text:p text:style-name="P6">2. The form will have the following(Sender <text:s/>ID/passport, Sender names, Mobile no., sender email(optional) Receipient Names, Receipient Mobile no., Receipient email (optional), Shipment type, Weight, shipment description, destination.</text:p>
      <text:p text:style-name="P6">3. Once the user fills out the details and clicks on ' Send'</text:p>
      <text:p text:style-name="P6">4. After clicking on 'Send' The user will presented with shipment summary Tracking No. and Cost. </text:p>
      <text:p text:style-name="P6">5. The customer will also be sent an sms confirming the shipment summary and tracking no.</text:p>
      <text:p text:style-name="P6"><text:soft-page-break/>6. Automatically the status of shipment will be updated under Track shipment to 'Received at XXXX</text:p>
      <text:p text:style-name="P6"/>
      <text:p text:style-name="P7">Storing of Sender and Receipient details:</text:p>
      <text:p text:style-name="P6">1. When we key in the details of Sender, we shall be storing those details in database. So that next time when the customer comes, all we key in is User ID and the other name details will be autofilled.</text:p>
      <text:p text:style-name="P6">2. Also we shall be saving the details of receipient because next time the receipient maybe the sender. So for example when the receipient will be collecting the package, we will request for the ID and also key it in. so that we have complete data of the receipient(future customer).</text:p>
      <text:p text:style-name="P6"/>
      <text:p text:style-name="P7">Calculating Shipping costs</text:p>
      <text:list xml:id="list7258481621712164550" text:style-name="WWNum2">
        <text:list-item>
          <text:p text:style-name="P27"><text:span text:style-name="T1">During registration of service provider, they will provide a price list (csv) file consisting of weight, destination and shipping cost. So automatically when user keys in the shipment type,location and weight. The system will automatically calculate the costs of shipping</text:span><text:span text:style-name="T2">.</text:span></text:p>
        </text:list-item>
      </text:list>
      <text:p text:style-name="P9">Notifications to Customers</text:p>
      <text:list xml:id="list7376159677475444998" text:style-name="WWNum3">
        <text:list-item>
          <text:p text:style-name="P20">Whenever the 'Send' button has been clicked, the system will automatically send an sms to <text:s/>Sender ' XXXXXX <text:s/>YYYYY ZZZZ'</text:p>
        </text:list-item>
      </text:list>
      <text:p text:style-name="P9">Destination types</text:p>
      <text:list xml:id="list3690562442589675421" text:style-name="WWNum4">
        <text:list-item>
          <text:p text:style-name="P21">Destintations will be drop down menu of towns to avoid typing errors from the user. The list of destinations will be provided.</text:p>
        </text:list-item>
      </text:list>
      <text:p text:style-name="P8"/>
      <text:p text:style-name="P8"/>
      <text:p text:style-name="P6"/>
      <text:list xml:id="list1882864701" text:continue-list="list1277866792" text:style-name="WWNum1">
        <text:list-item>
          <text:list>
            <text:list-item>
              <text:p text:style-name="P26">Update Shipment Status</text:p>
            </text:list-item>
          </text:list>
        </text:list-item>
      </text:list>
      <text:p text:style-name="P6"><text:soft-page-break/>Any package being delivered or in transiti from a different office will be logged </text:p>
      <text:p text:style-name="P6">here to confirm that the shipment has arrived at the destination. This will be manual process</text:p>
      <text:p text:style-name="P6"/>
      <text:p text:style-name="P7">Process</text:p>
      <text:p text:style-name="P6">1. Whenever the user will clicks on Update Shipment, he/she will presented with new page which has a form.</text:p>
      <text:p text:style-name="P6">2. The form will allow the user to Key in; Tracking No, Select status(Ready for Collection, In transit, being delivered to Customer)</text:p>
      <text:p text:style-name="P6">3. Once they fill in the details, they will click on 'Update Status'</text:p>
      <text:p text:style-name="P6">4. This will automatically update the status of shipment and also send notification to Receipient.</text:p>
      <text:p text:style-name="P6">5. Status of shipment will be updated under 'Track shipment' and status will be 'Ready for Collection at XXXXX'</text:p>
      <text:p text:style-name="P6"/>
      <text:p text:style-name="P7">Sending Notifications to Receipient</text:p>
      <text:list xml:id="list2964724379416680705" text:style-name="WWNum5">
        <text:list-item>
          <text:p text:style-name="P22">Once status is updated to either 'Ready for Collection' or 'being deliver to customer', The system will send automatically a notification(sms and email) to receipient with status.</text:p>
        </text:list-item>
      </text:list>
      <text:p text:style-name="P13"/>
      <text:p text:style-name="P8"/>
      <text:p text:style-name="P8"/>
      <text:list xml:id="list1485459129" text:continue-list="list1882864701" text:style-name="WWNum1">
        <text:list-item>
          <text:list>
            <text:list-item>
              <text:p text:style-name="P26">Delivery/Collection</text:p>
            </text:list-item>
          </text:list>
        </text:list-item>
      </text:list>
      <text:p text:style-name="P14">This is where the user will process the package and allow the receipient to collect the package.</text:p>
      <text:p text:style-name="P15">Process</text:p>
      <text:p text:style-name="P14">1. Whenever clicks on Delivery/Collection tab he/she will be presented with following page.</text:p>
      <text:p text:style-name="P14"><text:soft-page-break/>2. The page will contain a table showing packages ready for collection</text:p>
      <text:p text:style-name="P14">3. The table will have the following columns(Tracking no, Sender, Receipient, destination,Shipment type, Date sent, Action column)</text:p>
      <text:p text:style-name="P14">4. The action button will be 'Release'</text:p>
      <text:p text:style-name="P14">5. When the person clicks on 'Release' button, a page will appear and the user will be asked to Confirm the Person <text:s/>key in Receipient ID.</text:p>
      <text:p text:style-name="P14">6. Automatically the status of shipment will be updated to either ' Collected ' or Delivered.</text:p>
      <text:p text:style-name="P14"/>
      <text:list xml:id="list1404362844" text:continue-numbering="true" text:style-name="WWNum1">
        <text:list-item>
          <text:list>
            <text:list-item>
              <text:p text:style-name="P26">Price Checker</text:p>
            </text:list-item>
          </text:list>
        </text:list-item>
      </text:list>
      <text:p text:style-name="P6">This is where the user will be able to check the price of shipment if requested by customer .</text:p>
      <text:p text:style-name="P6"/>
      <text:p text:style-name="P7">Process</text:p>
      <text:p text:style-name="P6">1. When the user clicks on the price checker tab, a page with following form will be presented.</text:p>
      <text:p text:style-name="P6">2. The form will have Shipment type, Shipment weight, Sender location, Shipment destination</text:p>
      <text:p text:style-name="P6">3. Once the details have been filled in and clicks on ' Calculate'</text:p>
      <text:p text:style-name="P6">4. The cost will be shown.</text:p>
      <text:p text:style-name="P6"/>
      <text:p text:style-name="P6"/>
      <text:p text:style-name="P6"/>
      <text:list xml:id="list707135362" text:continue-numbering="true" text:style-name="WWNum1">
        <text:list-item>
          <text:list>
            <text:list-item>
              <text:p text:style-name="P26">Track Shipment</text:p>
            </text:list-item>
          </text:list>
        </text:list-item>
      </text:list>
      <text:p text:style-name="P6">This is where the user will be able to view status of any shipment</text:p>
      <text:p text:style-name="P6"/>
      <text:p text:style-name="P6"/>
      <text:p text:style-name="P7"><text:soft-page-break/></text:p>
      <text:p text:style-name="P7"/>
      <text:p text:style-name="P7">Process</text:p>
      <text:p text:style-name="P29">1. When the user clicks on this page, he or she will be able to track the status of any shipment.</text:p>
      <text:p text:style-name="P6">2. It will be a page with form where the user will be able to key details of shipment.</text:p>
      <text:p text:style-name="P6">3. To query , the user can either use Tracking No. Or mobile no, sender location.</text:p>
      <text:p text:style-name="P6">3. Once the user clicks on 'Track', it will present the results in a table format.</text:p>
      <text:p text:style-name="P6">4. The table will have the following columns, <text:s/>Tracking No, Sender, Receipient, destination, date sent, status and Action column.(Detail view).</text:p>
      <text:p text:style-name="P6">5. If the search results are many, they will still be presented in row format and the user will click on the appropriate one.</text:p>
      <text:p text:style-name="P6"/>
      <text:list xml:id="list691103606" text:continue-numbering="true" text:style-name="WWNum1">
        <text:list-item>
          <text:list>
            <text:list-item>
              <text:p text:style-name="P26">Reporting and Analytics</text:p>
            </text:list-item>
          </text:list>
        </text:list-item>
      </text:list>
      <text:p text:style-name="P7"/>
      <text:p text:style-name="P7">Shipment</text:p>
      <text:p text:style-name="P6">1. <text:s/>The <text:s/>bar chart will be showing no. Of shipments(sent, received, collected) in different colours.</text:p>
      <text:p text:style-name="P6">2. There will be 3 graphs one showing week so far, month so far, year so far.</text:p>
      <text:p text:style-name="P6">3. The user will be aHello Greg,</text:p>
      <text:p text:style-name="P6"/>
      <text:p text:style-name="P6"/>
      <text:p text:style-name="P7">Financials</text:p>
      <text:p text:style-name="P6"><text:soft-page-break/>1. This will be line chart showing revenues per user of all shipment sent.</text:p>
      <text:p text:style-name="P6">2. There will be 3 line charts(week so far, month so far, year so far)</text:p>
      <text:p text:style-name="P6">3. The use will be able to extract the data in csv file.</text:p>
      <text:p text:style-name="P6"/>
      <text:p text:style-name="P6"/>
      <text:p text:style-name="P4"/>
      <text:list xml:id="list200644481" text:continue-numbering="true" text:style-name="WWNum1">
        <text:list-item>
          <text:p text:style-name="P18">Logistics Manager</text:p>
        </text:list-item>
      </text:list>
      <text:p text:style-name="P16">The logistics manager will have the following tabs(Manage Pricelist, Reports,Price checker, track shipment)</text:p>
      <text:list xml:id="list1512792036" text:continue-numbering="true" text:style-name="WWNum1">
        <text:list-item>
          <text:list>
            <text:list-item>
              <text:p text:style-name="P26">Manage Pricelists</text:p>
            </text:list-item>
          </text:list>
        </text:list-item>
      </text:list>
      <text:p text:style-name="P6">This is where the user will be able to update the price list for shipment types and destinations.</text:p>
      <text:p text:style-name="P6"/>
      <text:p text:style-name="P7">Process</text:p>
      <text:p text:style-name="P6">1. The user will be able to update pricelist in bulk mode or individual edit.</text:p>
      <text:p text:style-name="P6">2. In Bulk mode, the user will upload a csv file containing a price list. Once uploaded, DB will be updated and the new Pricelist effected.</text:p>
      <text:p text:style-name="P6">3. The user can be able to edit or update a specific row only</text:p>
      <text:p text:style-name="P6"/>
      <text:p text:style-name="P6"/>
      <text:list xml:id="list969948396" text:continue-numbering="true" text:style-name="WWNum1">
        <text:list-item>
          <text:list>
            <text:list-item>
              <text:p text:style-name="P26">Reports and Analytics</text:p>
            </text:list-item>
          </text:list>
        </text:list-item>
      </text:list>
      <text:p text:style-name="P7">Shipment</text:p>
      <text:list xml:id="list7146726815335607244" text:style-name="WWNum6">
        <text:list-item>
          <text:p text:style-name="P23">Office</text:p>
        </text:list-item>
      </text:list>
      <text:p text:style-name="P11"><text:soft-page-break/>1. <text:s/>The <text:s/>bar chart will be showing no. Of shipments(sent, received, collected) in different colours for a particular OFFICE e.g office 1, which the user can select using drop down.</text:p>
      <text:p text:style-name="P11">2. There will be 3 graphs one showing week so far, month so far, year so far.</text:p>
      <text:p text:style-name="P11">3. The user will be able to extract the data in csv file.</text:p>
      <text:list xml:id="list108910508" text:continue-numbering="true" text:style-name="WWNum6">
        <text:list-item>
          <text:p text:style-name="P23">Town</text:p>
        </text:list-item>
      </text:list>
      <text:p text:style-name="P10"><text:span text:style-name="T1">1. <text:s/>The <text:s/>bar chart will be showing no. Of shipments(sent, received, collected) in different colours for a particular town or </text:span><text:span text:style-name="T1">City e.g Nairobi. which the user can select using drop down. You must remember that the company <text:s/>may have several offices in the city.</text:span></text:p>
      <text:p text:style-name="P11">2. There will be 3 graphs one showing week so far, month so far, year so far.</text:p>
      <text:p text:style-name="P11">3. The user will be able to extract the data in csv file.</text:p>
      <text:list xml:id="list801306541" text:continue-numbering="true" text:style-name="WWNum6">
        <text:list-item>
          <text:p text:style-name="P23">Overall</text:p>
        </text:list-item>
      </text:list>
      <text:p text:style-name="P11">1. <text:s/>The <text:s/>bar chart will be showing no. Of shipments(sent, received, collected) in different colours for whole company(overall). </text:p>
      <text:p text:style-name="P11">2. There will be 3 graphs one showing week so far, month so far, year so far.</text:p>
      <text:p text:style-name="P11">3. The user will be able to extract the data in csv file.</text:p>
      <text:p text:style-name="P11"/>
      <text:p text:style-name="P7">Financials</text:p>
      <text:list xml:id="list356282246458239820" text:style-name="WWNum7">
        <text:list-item>
          <text:p text:style-name="P24">Office</text:p>
        </text:list-item>
      </text:list>
      <text:p text:style-name="P11">1. This will be line chart showing revenues per user of all shipment sent for <text:s/>a particular OFFICE. Which will be selected via drop down menu.</text:p>
      <text:p text:style-name="P11">2. There will be 3 line charts(week so far, month so far, year so far)</text:p>
      <text:p text:style-name="P11"><text:soft-page-break/>3. The use will be able to extract the data in csv file.</text:p>
      <text:list xml:id="list64243120" text:continue-numbering="true" text:style-name="WWNum7">
        <text:list-item>
          <text:p text:style-name="P24">Town</text:p>
        </text:list-item>
      </text:list>
      <text:p text:style-name="P11">1. This will be line chart showing revenues per user of all shipment sent for <text:s/>a particular TOWN or CITY. Which will be selected via drop down menu. A company may have several offices in town</text:p>
      <text:p text:style-name="P11">2. There will be 3 line charts(week so far, month so far, year so far)</text:p>
      <text:p text:style-name="P11">3. The use will be able to extract the data in csv file.</text:p>
      <text:p text:style-name="P11"/>
      <text:list xml:id="list1496644748" text:continue-numbering="true" text:style-name="WWNum7">
        <text:list-item>
          <text:p text:style-name="P24">Overall</text:p>
        </text:list-item>
      </text:list>
      <text:p text:style-name="P11">1. This will be line chart showing revenues per user of all shipment sent for <text:s/>the whole company(overall). Which will be selected via drop down menu.</text:p>
      <text:p text:style-name="P11">2. There will be 3 line charts(week so far, month so far, year so far)</text:p>
      <text:p text:style-name="P10"><text:span text:style-name="T1">3. The use will be able to extract the data in csv file</text:span><text:span text:style-name="T3">.</text:span></text:p>
      <text:p text:style-name="P12"/>
      <text:p text:style-name="P7">Fees</text:p>
      <text:p text:style-name="P6">1. Transaction fees are cost that will be paid to LES for using the platform. It will be based on percentage fee per everyshipment with minimum fee.</text:p>
      <text:p text:style-name="P6">2. The fees page will be have a table showing each transaction with Tracking no, sender, receipient, destination, cost, Transaction fee. It will also show fees on monthly total basis.</text:p>
      <text:p text:style-name="P13"/>
      <text:p text:style-name="P11"/>
      <text:list xml:id="list646688880" text:continue-list="list969948396" text:style-name="WWNum1">
        <text:list-item>
          <text:list>
            <text:list-item>
              <text:p text:style-name="P26">Price Checker</text:p>
            </text:list-item>
          </text:list>
        </text:list-item>
      </text:list>
      <text:p text:style-name="P6"><text:soft-page-break/>This is where the user will be able to check the price of shipment if requested by customer .</text:p>
      <text:p text:style-name="P6"/>
      <text:p text:style-name="P7">Process</text:p>
      <text:p text:style-name="P6">1. When the user clicks on the price checker tab, a page with following form will be presented.</text:p>
      <text:p text:style-name="P6">2. The form will have Shipment type, Shipment weight, Sender location, Shipment destination</text:p>
      <text:p text:style-name="P6">3. Once the details have been filled in and clicks on ' Calculate'</text:p>
      <text:p text:style-name="P6">4. The cost will be shown.</text:p>
      <text:p text:style-name="P6"/>
      <text:list xml:id="list387065646" text:continue-numbering="true" text:style-name="WWNum1">
        <text:list-item>
          <text:list>
            <text:list-item>
              <text:p text:style-name="P26">Track Shipment</text:p>
            </text:list-item>
          </text:list>
        </text:list-item>
      </text:list>
      <text:p text:style-name="P6">This is where the user will be able to view status of any shipment</text:p>
      <text:p text:style-name="P6"/>
      <text:p text:style-name="P7">Process</text:p>
      <text:p text:style-name="P6">1. When the user clicks on this page, he or she will be able to track the status of any shipment.</text:p>
      <text:p text:style-name="P6">2. It will be a page with form where the user will be able to key details of shipment.</text:p>
      <text:p text:style-name="P6">3. To query , the user can either use Tracking No. Or mobile no, sender location</text:p>
      <text:p text:style-name="P6">3. Once the user clicks on 'Track', it will present the results in a table format.</text:p>
      <text:p text:style-name="P6">4. The table will have the following columns, <text:s/>Tracking No, Sender, Receipient, destination, date sent, status and Action column.(Detail view)</text:p>
      <text:p text:style-name="P6">5. If the search results are many, they will still be presented in row format and the user will click on the appropriate one.</text:p>
      <text:p text:style-name="P6"/>
      <text:p text:style-name="P6"><text:soft-page-break/></text:p>
      <text:list xml:id="list35645836" text:continue-numbering="true" text:style-name="WWNum1">
        <text:list-item>
          <text:p text:style-name="P18">LES Internal team.</text:p>
        </text:list-item>
      </text:list>
      <text:list xml:id="list2393518325652905847" text:style-name="WWNum8">
        <text:list-item>
          <text:p text:style-name="P25">Be able to manage all Service providers(adding,deleting, disabling)</text:p>
        </text:list-item>
        <text:list-item>
          <text:p text:style-name="P25">Be able to see all shipments from all service providers</text:p>
        </text:list-item>
        <text:list-item>
          <text:p text:style-name="P25">Be able to see all fees</text:p>
        </text:list-item>
      </text:lis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text-underline-style="none" fo:font-weight="normal" style:font-weight-asian="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LES</dc:title>
    <dc:subject>V1</dc:subject>
    <meta:initial-creator>AN</meta:initial-creator>
    <meta:editing-cycles>11</meta:editing-cycles>
    <meta:creation-date>2014-07-19T09:40:00</meta:creation-date>
    <dc:date>2014-09-01T14:25:13</dc:date>
    <meta:editing-duration>PT14H16M39S</meta:editing-duration>
    <meta:generator>OpenOffice/4.0.1$Linux OpenOffice.org_project/401m5$Build-9714</meta:generator>
    <dc:creator>swaran lata</dc:creator>
    <meta:document-statistic meta:table-count="2" meta:image-count="0" meta:object-count="0" meta:page-count="11" meta:paragraph-count="135" meta:word-count="1698" meta:character-count="9546"/>
    <meta:user-defined meta:name="AppVersion">12.0000</meta:user-defined>
    <meta:user-defined meta:name="Company">L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